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41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SF4_B19055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POPGROUP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POPGROUP.display-label</text:p>
          </table:table-cell>
          <table:table-cell office:value-type="string" calcext:value-type="string">
            <text:p>Population Group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With Social Security income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With Social Security income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No Social Security incom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No Social Security in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/6.0.7.3$Linux_X86_64 LibreOffice_project/00m0$Build-3</meta:generator>
  </office:meta>
</office:document-meta>
</file>